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rsid="0e83c34e" officeooo:paragraph-rsid="0f40045a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Footer">
      <style:text-properties style:font-name="Liberation Sans" fo:language="en" fo:country="GB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0" style:family="paragraph" style:parent-style-name="Footnote">
      <style:text-properties style:font-name="Liberation Sans" fo:language="en" fo:country="GB" officeooo:paragraph-rsid="10332ca5"/>
    </style:style>
    <style:style style:name="P2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2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4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5" style:family="paragraph" style:parent-style-name="Footnote">
      <style:text-properties style:font-name="Liberation Sans" officeooo:paragraph-rsid="10a68734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e2a40f4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8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7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text-properties officeooo:paragraph-rsid="0fc0c632"/>
    </style:style>
    <style:style style:name="P73" style:family="paragraph" style:parent-style-name="Standard">
      <style:text-properties officeooo:paragraph-rsid="0fc21b80"/>
    </style:style>
    <style:style style:name="P74" style:family="paragraph" style:parent-style-name="Standard">
      <style:text-properties officeooo:rsid="0dde9a1c" officeooo:paragraph-rsid="0dde9a1c"/>
    </style:style>
    <style:style style:name="P75" style:family="paragraph" style:parent-style-name="Standard">
      <style:text-properties officeooo:rsid="0dde9a1c" officeooo:paragraph-rsid="0f4adb30"/>
    </style:style>
    <style:style style:name="P76" style:family="paragraph" style:parent-style-name="Standard">
      <style:text-properties officeooo:rsid="0dde9a1c" officeooo:paragraph-rsid="0fdb91b2"/>
    </style:style>
    <style:style style:name="P77" style:family="paragraph" style:parent-style-name="Standard">
      <style:text-properties officeooo:rsid="0dde9a1c" officeooo:paragraph-rsid="0fdc0816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9" style:family="paragraph" style:parent-style-name="Standard">
      <style:text-properties officeooo:paragraph-rsid="0fc35f88"/>
    </style:style>
    <style:style style:name="P80" style:family="paragraph" style:parent-style-name="Standard">
      <style:text-properties officeooo:paragraph-rsid="0fc8b815"/>
    </style:style>
    <style:style style:name="P81" style:family="paragraph" style:parent-style-name="Standard">
      <style:text-properties officeooo:paragraph-rsid="0fce858d"/>
    </style:style>
    <style:style style:name="P82" style:family="paragraph" style:parent-style-name="Standard">
      <style:text-properties officeooo:paragraph-rsid="0f4adb30"/>
    </style:style>
    <style:style style:name="P83" style:family="paragraph" style:parent-style-name="Standard">
      <style:text-properties officeooo:paragraph-rsid="0fd0b68a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officeooo:paragraph-rsid="0fd655f2"/>
    </style:style>
    <style:style style:name="P86" style:family="paragraph" style:parent-style-name="Standard">
      <style:text-properties officeooo:paragraph-rsid="0ff397b4"/>
    </style:style>
    <style:style style:name="P87" style:family="paragraph" style:parent-style-name="Standard">
      <style:text-properties officeooo:paragraph-rsid="0ff3c339"/>
    </style:style>
    <style:style style:name="P88" style:family="paragraph" style:parent-style-name="Standard">
      <style:text-properties officeooo:paragraph-rsid="0ff658a1"/>
    </style:style>
    <style:style style:name="P89" style:family="paragraph" style:parent-style-name="Standard">
      <style:paragraph-properties fo:text-align="center" style:justify-single-word="false"/>
      <style:text-properties officeooo:paragraph-rsid="0cc50ec9"/>
    </style:style>
    <style:style style:name="P90" style:family="paragraph" style:parent-style-name="Standard">
      <style:paragraph-properties fo:text-align="center" style:justify-single-word="false"/>
      <style:text-properties officeooo:paragraph-rsid="0c8b5238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c21b9"/>
    </style:style>
    <style:style style:name="P93" style:family="paragraph" style:parent-style-name="Standard">
      <style:paragraph-properties fo:text-align="center" style:justify-single-word="false"/>
      <style:text-properties officeooo:paragraph-rsid="0cc5fe5b"/>
    </style:style>
    <style:style style:name="P94" style:family="paragraph" style:parent-style-name="Standard">
      <style:paragraph-properties fo:text-align="center" style:justify-single-word="false"/>
      <style:text-properties officeooo:paragraph-rsid="0e38fc62"/>
    </style:style>
    <style:style style:name="P95" style:family="paragraph" style:parent-style-name="Standard">
      <style:paragraph-properties fo:text-align="center" style:justify-single-word="false"/>
      <style:text-properties officeooo:paragraph-rsid="0e82f1b0"/>
    </style:style>
    <style:style style:name="P96" style:family="paragraph" style:parent-style-name="Standard">
      <style:paragraph-properties fo:text-align="center" style:justify-single-word="false"/>
      <style:text-properties officeooo:paragraph-rsid="1032d702"/>
    </style:style>
    <style:style style:name="P97" style:family="paragraph" style:parent-style-name="Standard">
      <style:paragraph-properties fo:text-align="center" style:justify-single-word="false"/>
      <style:text-properties officeooo:paragraph-rsid="10178c94"/>
    </style:style>
    <style:style style:name="P98" style:family="paragraph" style:parent-style-name="Standard">
      <style:paragraph-properties fo:text-align="center" style:justify-single-word="false"/>
      <style:text-properties officeooo:paragraph-rsid="1035cc54"/>
    </style:style>
    <style:style style:name="P99" style:family="paragraph" style:parent-style-name="Standard">
      <style:paragraph-properties fo:text-align="center" style:justify-single-word="false"/>
      <style:text-properties officeooo:paragraph-rsid="0e0bda5c"/>
    </style:style>
    <style:style style:name="P100" style:family="paragraph" style:parent-style-name="Standard">
      <style:text-properties officeooo:paragraph-rsid="10435a16"/>
    </style:style>
    <style:style style:name="P101" style:family="paragraph" style:parent-style-name="Footnote">
      <style:text-properties officeooo:paragraph-rsid="106e520e"/>
    </style:style>
    <style:style style:name="P102" style:family="paragraph" style:parent-style-name="Standard">
      <style:text-properties officeooo:paragraph-rsid="1077d862"/>
    </style:style>
    <style:style style:name="P103" style:family="paragraph" style:parent-style-name="Standard">
      <style:text-properties officeooo:paragraph-rsid="10b1938e"/>
    </style:style>
    <style:style style:name="P104" style:family="paragraph" style:parent-style-name="Standard">
      <style:text-properties officeooo:paragraph-rsid="10b3a638"/>
    </style:style>
    <style:style style:name="P105" style:family="paragraph" style:parent-style-name="Standard">
      <style:text-properties officeooo:paragraph-rsid="10b601b0"/>
    </style:style>
    <style:style style:name="P10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7" style:family="paragraph" style:parent-style-name="Standard" style:list-style-name="L1">
      <style:paragraph-properties fo:break-before="page"/>
      <style:text-properties officeooo:paragraph-rsid="0fd655f2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1" style:family="paragraph" style:parent-style-name="Standard">
      <style:paragraph-properties fo:text-align="center" style:justify-single-word="false"/>
      <style:text-properties officeooo:paragraph-rsid="10b9c618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3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font-size="10pt" style:font-size-asian="10pt" style:font-size-complex="10pt"/>
    </style:style>
    <style:style style:name="T23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6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7" style:family="text">
      <style:text-properties style:text-line-through-style="none" style:text-line-through-type="none" style:font-name="Liberation Sans" style:text-underline-style="none" officeooo:rsid="0673d7fc"/>
    </style:style>
    <style:style style:name="T24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9" style:family="text">
      <style:text-properties style:text-line-through-style="none" style:text-line-through-type="none" style:font-name="Liberation Sans" style:text-underline-style="none" officeooo:rsid="0b0f3a36"/>
    </style:style>
    <style:style style:name="T250" style:family="text">
      <style:text-properties fo:language="en" fo:country="GB"/>
    </style:style>
    <style:style style:name="T25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2" style:family="text">
      <style:text-properties fo:language="en" fo:country="GB" officeooo:rsid="0f28d107"/>
    </style:style>
    <style:style style:name="T253" style:family="text">
      <style:text-properties fo:language="en" fo:country="GB" style:text-underline-style="none"/>
    </style:style>
    <style:style style:name="T25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style:font-name="Liberation Mono" fo:font-size="11pt" style:font-size-asian="11pt" style:font-size-complex="11pt"/>
    </style:style>
    <style:style style:name="T256" style:family="text">
      <style:text-properties style:font-name="Liberation Mono" fo:font-size="8pt" style:font-size-asian="8pt" style:font-size-complex="8pt" loext:padding="0.049cm" loext:border="0.31pt solid #000000"/>
    </style:style>
    <style:style style:name="T25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8" style:family="text">
      <style:text-properties officeooo:rsid="102b859b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officeooo:rsid="1035cc54" style:font-weight-asian="bold" style:font-weight-complex="bold"/>
    </style:style>
    <style:style style:name="T261" style:family="text">
      <style:text-properties fo:font-weight="bold" officeooo:rsid="103b85c2" style:font-weight-asian="bold" style:font-weight-complex="bold"/>
    </style:style>
    <style:style style:name="T262" style:family="text">
      <style:text-properties fo:font-weight="bold" officeooo:rsid="10b6b930" style:font-weight-asian="bold" style:font-weight-complex="bold"/>
    </style:style>
    <style:style style:name="T263" style:family="text">
      <style:text-properties officeooo:rsid="1035cc54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5" style:family="text">
      <style:text-properties officeooo:rsid="0fed6741"/>
    </style:style>
    <style:style style:name="T276" style:family="text">
      <style:text-properties officeooo:rsid="10a19599"/>
    </style:style>
    <style:style style:name="T277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6"><text:span text:style-name="Strong_20_Emphasis"><text:span text:style-name="T151">Checklist for installing</text:span></text:span><text:span text:style-name="T178"> </text:span><text:span text:style-name="T178"><text:user-field-get text:name="Distro">Debian</text:user-field-get></text:span><text:span text:style-name="T179"><text:s/></text:span><text:span text:style-name="T179"><text:user-field-get text:name="Version">12</text:user-field-get></text:span><text:span text:style-name="T180"><text:note text:id="ftn1" text:note-class="footnote"><text:note-citation>1</text:note-citation><text:note-body><text:p text:style-name="P45"><text:span text:style-name="T268">This </text:span><text:span text:style-name="Strong_20_Emphasis"><text:span text:style-name="T266"><text:user-field-get text:name="Distro">Debian</text:user-field-get></text:span></text:span><text:span text:style-name="T269"><text:s/></text:span><text:span text:style-name="T273"><text:user-field-get text:name="Version">12</text:user-field-get></text:span><text:span text:style-name="T273"><text:s/></text:span><text:span text:style-name="Strong_20_Emphasis"><text:span text:style-name="T267"><text:user-field-get text:name="Edition">Desktop</text:user-field-get></text:span></text:span><text:span text:style-name="T268"><text:s/>(codename </text:span><text:span text:style-name="T270">bookworm</text:span><text:span text:style-name="T268">) from </text:span><text:span text:style-name="T271">June</text:span><text:span text:style-name="T268"> </text:span><text:span text:style-name="Strong_20_Emphasis"><text:span text:style-name="T274"><text:user-field-get text:name="Releaseyear">2023</text:user-field-get></text:span></text:span><text:span text:style-name="T268"><text:s/>is a so-called LTS version (stands for Long-Term Support) and is supported for 5 years until </text:span><text:span text:style-name="T272">June</text:span><text:span text:style-name="T268"> </text:span><text:span text:style-name="T175">202</text:span><text:span text:style-name="T177">8</text:span><text:span text:style-name="T176">.</text:span></text:p></text:note-body></text:note></text:span><text:span text:style-name="T181"><text:s/></text:span><text:span text:style-name="T181"><text:user-field-get text:name="Edition">Desktop</text:user-field-get></text:span><text:span text:style-name="T182">.</text:span></text:p>
      <text:p text:style-name="P61"><text:span text:style-name="Strong_20_Emphasis"><text:span text:style-name="T103"/></text:span></text:p>
      <text:p text:style-name="P61"><text:span text:style-name="Strong_20_Emphasis"><text:span text:style-name="T236">This is a fillable PDF, no printing required.</text:span></text:span></text:p>
      <text:p text:style-name="P65"><text:span text:style-name="Strong_20_Emphasis"><text:span text:style-name="T144"/></text:span></text:p>
      <text:p text:style-name="P62"><text:span text:style-name="T18">Fill in the </text:span><text:span text:style-name="Strong_20_Emphasis"><text:span text:style-name="T238"><text:s/></text:span></text:span><text:span text:style-name="Strong_20_Emphasis"><text:span text:style-name="T237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7"><text:span text:style-name="Definition"><text:span text:style-name="T251">user</text:span></text:span><text:span text:style-name="T194"><text:tab/><text:tab/></text:span><text:span text:style-name="T193"> <text:tab/><text:tab/><text:tab/> </text:span><text:span text:style-name="T195"><draw:control text:anchor-type="as-char" svg:y="-0.4cm" draw:z-index="14" draw:name="Gebruiker 1" draw:style-name="gr2" draw:text-style-name="P113" svg:width="6.4cm" svg:height="0.6cm" draw:control="control13"><svg:title>Gebruiker</svg:title><svg:desc>Volledige naam, bijv. Jan Stek</svg:desc></draw:control></text:span><text:span text:style-name="T195"><text:s text:c="2"/></text:span><text:span text:style-name="T196">[</text:span><text:span text:style-name="T201">F</text:span><text:span text:style-name="T202">ull </text:span><text:span text:style-name="T188">na</text:span><text:span text:style-name="T189">me,</text:span><text:span text:style-name="T188"> </text:span><text:span text:style-name="T189">e.g.</text:span><text:span text:style-name="T188"> </text:span><text:span text:style-name="T190">J</text:span><text:span text:style-name="T205">oh</text:span><text:span text:style-name="T190">n </text:span><text:span text:style-name="T192">Doe</text:span><text:span text:style-name="T204">]</text:span></text:p>
      <text:p text:style-name="P102"><text:span text:style-name="Definition"><text:span text:style-name="T187">USER</text:span></text:span><text:span text:style-name="Definition"><text:span text:style-name="T250">na</text:span></text:span><text:span text:style-name="Definition"><text:span text:style-name="T252">me</text:span></text:span><text:span text:style-name="T186"><text:tab/><text:tab/><text:tab/> </text:span><text:span text:style-name="T186"><draw:control text:anchor-type="as-char" svg:y="-0.4cm" draw:z-index="15" draw:name="Gberuikersnaam 2" draw:style-name="gr2" draw:text-style-name="P113" svg:width="6.4cm" svg:height="0.6cm" draw:control="control14"><svg:title>Gebruikersnaam</svg:title><svg:desc>Korte naam, bijv. jan</svg:desc></draw:control></text:span><text:span text:style-name="T18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52">j</text:span><text:span text:style-name="T154">oh</text:span><text:span text:style-name="T152">n</text:span><text:span text:style-name="T153">]</text:span></text:p>
      <text:p text:style-name="P67"><text:span text:style-name="Definition"><text:span text:style-name="T250">COMPUTERNA</text:span></text:span><text:span text:style-name="Definition"><text:span text:style-name="T252">me</text:span></text:span><text:span text:style-name="T206"><text:tab/> </text:span><text:span text:style-name="T250"><draw:control text:anchor-type="as-char" svg:y="-0.4cm" draw:z-index="16" draw:name="Computernaam 1" draw:style-name="gr2" draw:text-style-name="P113" svg:width="6.4cm" svg:height="0.6cm" draw:control="control15"><svg:title>Computernaam</svg:title><svg:desc>Unieke naam van de computer</svg:desc></draw:control></text:span><text:span text:style-name="T250"><text:s text:c="2"/></text:span><text:span text:style-name="T209">[</text:span><text:span text:style-name="T213">N</text:span><text:span text:style-name="T207">a</text:span><text:span text:style-name="T210">me of the</text:span><text:span text:style-name="T207"> compute</text:span><text:span text:style-name="T208">r, </text:span><text:span text:style-name="T210">e.g.</text:span><text:span text:style-name="T211"> </text:span><text:span text:style-name="T212">pc02</text:span><text:span text:style-name="T209">]</text:span></text:p>
      <text:p text:style-name="P67"><text:span text:style-name="Definition"><text:span text:style-name="T215">USER</text:span></text:span><text:span text:style-name="T214"><text:tab/><text:tab/></text:span><text:span text:style-name="T193"> <text:tab/><text:tab/><text:tab/> </text:span><text:span text:style-name="T195"><draw:control text:anchor-type="as-char" svg:y="-0.4cm" draw:z-index="17" draw:name="Gebruiker 2" draw:style-name="gr2" draw:text-style-name="P113" svg:width="6.4cm" svg:height="0.6cm" draw:control="control16"><svg:title>Gebruiker</svg:title><svg:desc>Volledige naam, bijv. Jan Stek</svg:desc></draw:control></text:span><text:span text:style-name="T195"><text:s text:c="2"/></text:span><text:span text:style-name="T196">[</text:span><text:span text:style-name="T201">F</text:span><text:span text:style-name="T197">ull </text:span><text:span text:style-name="T198">na</text:span><text:span text:style-name="T199">me</text:span><text:span text:style-name="T198"> possibly </text:span><text:span text:style-name="T203">2</text:span><text:span text:style-name="T228">nd</text:span><text:span text:style-name="T203"> </text:span><text:span text:style-name="T200">user</text:span><text:span text:style-name="T191">]</text:span></text:p>
      <text:p text:style-name="P102"><text:span text:style-name="Definition"><text:span text:style-name="T215">USERN</text:span></text:span><text:span text:style-name="Definition"><text:span text:style-name="T216">a</text:span></text:span><text:span text:style-name="Definition"><text:span text:style-name="T217">me</text:span></text:span><text:span text:style-name="Definition"><text:span text:style-name="T222"><text:tab/><text:tab/><text:tab/> </text:span></text:span><text:span text:style-name="T222"><draw:control text:anchor-type="as-char" svg:y="-0.4cm" draw:z-index="18" draw:name="Gberuikersnaam 1" draw:style-name="gr2" draw:text-style-name="P113" svg:width="6.4cm" svg:height="0.6cm" draw:control="control17"><svg:title>Gebruikersnaam</svg:title><svg:desc>Korte naam, bijv. jan</svg:desc></draw:control></text:span><text:span text:style-name="T222"><text:s text:c="2"/></text:span><text:span text:style-name="T219">[</text:span><text:span text:style-name="T221">U</text:span><text:span text:style-name="T220">ser</text:span><text:span text:style-name="T218"> </text:span><text:span text:style-name="T224">na</text:span><text:span text:style-name="T225">me</text:span><text:span text:style-name="T224"> possibly </text:span><text:span text:style-name="T227">2</text:span><text:span text:style-name="T229">nd</text:span><text:span text:style-name="T227"> </text:span><text:span text:style-name="T226">user</text:span><text:span text:style-name="T223">]</text:span></text:p>
      <text:p text:style-name="P67"><text:span text:style-name="T155">Replace the </text:span><text:span text:style-name="T167">underlined</text:span><text:span text:style-name="T155"> words in this checklist with those in the </text:span><text:span text:style-name="Strong_20_Emphasis"><text:span text:style-name="T39">te</text:span></text:span><text:span text:style-name="Strong_20_Emphasis"><text:span text:style-name="T55">x</text:span></text:span><text:span text:style-name="Strong_20_Emphasis"><text:span text:style-name="T39">t </text:span></text:span><text:span text:style-name="Strong_20_Emphasis"><text:span text:style-name="T55">box</text:span></text:span><text:span text:style-name="T155">.</text:span></text:p>
      <text:p text:style-name="P19"/>
      <text:p text:style-name="P19"/>
      <text:p text:style-name="P68"><text:span text:style-name="T163">Not yet on Linux?</text:span><text:span text:style-name="T156"><text:tab/></text:span><text:span text:style-name="Strong_20_Emphasis"><text:span text:style-name="T71"><draw:control text:anchor-type="as-char" draw:z-index="20" draw:name="Vorm 2" draw:style-name="gr1" draw:text-style-name="P112" svg:width="0.35cm" svg:height="0.35cm" draw:control="control19"/></text:span></text:span><text:span text:style-name="T161"><text:tab/></text:span><text:span text:style-name="T162">Use</text:span><text:span text:style-name="T157"> </text:span><text:span text:style-name="Strong_20_Emphasis"><text:span text:style-name="T165">Checklist </text:span></text:span><text:span text:style-name="Strong_20_Emphasis"><text:span text:style-name="T166">transfer</text:span></text:span><text:span text:style-name="T157"> o</text:span><text:span text:style-name="T160">n</text:span><text:span text:style-name="T15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8"> </text:span><text:span text:style-name="T160">u</text:span><text:span text:style-name="T158">nder </text:span><text:span text:style-name="T164">Linux</text:span><text:span text:style-name="T159">.</text:span></text:p>
      <text:p text:style-name="P63"><text:span text:style-name="T245">New installation?</text:span><text:span text:style-name="T247"><text:tab/><text:tab/></text:span><text:span text:style-name="Strong_20_Emphasis"><text:span text:style-name="T239"><draw:control text:anchor-type="as-char" draw:z-index="19" draw:name="Vorm 1" draw:style-name="gr1" draw:text-style-name="P112" svg:width="0.35cm" svg:height="0.35cm" draw:control="control18"/></text:span></text:span><text:span text:style-name="T248"><text:tab/>Start at chapter </text:span><text:span text:style-name="T246"><text:bookmark-ref text:reference-format="page" text:ref-name="__RefNumPara__4009_12717081281">2</text:bookmark-ref></text:span><text:span text:style-name="T246"><text:s text:c="2"/></text:span><text:span text:style-name="T246"><text:bookmark-ref text:reference-format="text" text:ref-name="__RefNumPara__4009_12717081281">Perform installation</text:bookmark-ref></text:span><text:span text:style-name="T249">.</text:span></text:p>
      <text:p text:style-name="P64"/>
      <text:p text:style-name="P66"><text:span text:style-name="Strong_20_Emphasis"><text:span text:style-name="T34"/></text:span></text:p>
      <text:list text:style-name="L1">
        <text:list-item>
          <text:p text:style-name="P108"><text:bookmark-start text:name="__RefNumPara__4083_1271708128"/>Prepar<text:span text:style-name="T258">e</text:span> installation<text:bookmark-end text:name="__RefNumPara__4083_1271708128"/></text:p>
        </text:list-item>
      </text:list>
      <text:p text:style-name="P5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9"><text:span text:style-name="Strong_20_Emphasis"><text:span text:style-name="T71"><draw:control text:anchor-type="as-char" draw:z-index="2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71"><draw:control text:anchor-type="as-char" draw:z-index="9" draw:name="Vorm 5" draw:style-name="gr1" draw:text-style-name="P112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71"><text:span text:style-name="Strong_20_Emphasis"><text:span text:style-name="T36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55"><text:span text:style-name="User_20_Entry"><text:span text:style-name="T109">Login any additional </text:span></text:span><text:span text:style-name="Definition"><text:span text:style-name="T232">USER</text:span></text:span><text:span text:style-name="User_20_Entry"><text:span text:style-name="T110">s</text:span></text:span><text:span text:style-name="User_20_Entry"><text:span text:style-name="T114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0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11"><text:span text:style-name="Strong_20_Emphasis"><text:span text:style-name="T29"><draw:control text:anchor-type="as-char" draw:z-index="22" draw:name="Vorm 3" draw:style-name="gr1" draw:text-style-name="P112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104"><text:span text:style-name="Strong_20_Emphasis"><text:span text:style-name="T69">P</text:span></text:span><text:span text:style-name="Strong_20_Emphasis"><text:span text:style-name="T42">ress the </text:span></text:span><text:span text:style-name="Strong_20_Emphasis"><text:span text:style-name="T142">Super</text:span></text:span><text:span text:style-name="Strong_20_Emphasis"><text:span text:style-name="T38"> </text:span></text:span><text:span text:style-name="Strong_20_Emphasis"><text:span text:style-name="T57">key</text:span></text:span><text:span text:style-name="Strong_20_Emphasis"><text:span text:style-name="T24"><text:note text:id="ftn4" text:note-class="footnote"><text:note-citation>3</text:note-citation><text:note-body><text:p text:style-name="P2">The <text:span text:style-name="T256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/text:span><text:span text:style-name="Strong_20_Emphasis"><text:span text:style-name="T58">, </text:span></text:span><text:span text:style-name="Strong_20_Emphasis"><text:span text:style-name="T69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81">ter</text:span></text:span><text:span text:style-name="Strong_20_Emphasis"><text:span text:style-name="T82">m</text:span></text:span><text:span text:style-name="Strong_20_Emphasis"><text:span text:style-name="T48"> </text:span></text:span><text:span text:style-name="Strong_20_Emphasis"><text:span text:style-name="T64">a</text:span></text:span><text:span text:style-name="Strong_20_Emphasis"><text:span text:style-name="T58">nd click the </text:span></text:span><text:span text:style-name="Strong_20_Emphasis"><text:span text:style-name="T83">Terminal</text:span></text:span><text:span text:style-name="Strong_20_Emphasis"><text:span text:style-name="T58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91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3"><text:span text:style-name="Strong_20_Emphasis"><text:span text:style-name="T43">Type these t</text:span></text:span><text:span text:style-name="Strong_20_Emphasis"><text:span text:style-name="T59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43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6"><text:span text:style-name="User_20_Entry"><text:span text:style-name="T117">sudo</text:span></text:span><text:span text:style-name="User_20_Entry"><text:span text:style-name="T118"> </text:span></text:span><text:span text:style-name="User_20_Entry"><text:span text:style-name="T11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86"><text:span text:style-name="User_20_Entry"><text:span text:style-name="T11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86"><text:span text:style-name="User_20_Entry"><text:span text:style-name="T11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8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9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11"><text:span text:style-name="Strong_20_Emphasis"><text:span text:style-name="T29"><draw:control text:anchor-type="as-char" draw:z-index="23" draw:name="Vorm 4" draw:style-name="gr1" draw:text-style-name="P112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111"><text:span text:style-name="Strong_20_Emphasis"><text:span text:style-name="T29"><draw:control text:anchor-type="as-char" draw:z-index="24" draw:name="Vorm 6" draw:style-name="gr1" draw:text-style-name="P112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104"><text:span text:style-name="Strong_20_Emphasis"><text:span text:style-name="T69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42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4">3</text:note-ref></text:span></text:span><text:span text:style-name="Strong_20_Emphasis"><text:span text:style-name="T137">, </text:span></text:span><text:span text:style-name="Strong_20_Emphasis"><text:span text:style-name="T140">t</text:span></text:span><text:span text:style-name="Strong_20_Emphasis"><text:span text:style-name="T44">ype </text:span></text:span><text:span text:style-name="Strong_20_Emphasis"><text:span text:style-name="T85">menu</text:span></text:span><text:span text:style-name="Strong_20_Emphasis"><text:span text:style-name="T44"> 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9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9"><text:span text:style-name="Strong_20_Emphasis"><text:span text:style-name="T50">Select </text:span></text:span><text:span text:style-name="Strong_20_Emphasis"><text:span text:style-name="T86">1 <text:s/>Prepar</text:span></text:span><text:span text:style-name="Strong_20_Emphasis"><text:span text:style-name="T89">e </text:span></text:span><text:span text:style-name="Strong_20_Emphasis"><text:span text:style-name="T86">installation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6"><text:span text:style-name="Strong_20_Emphasis"><text:span text:style-name="T49">Follow the instructions on the screen.</text:span></text:span></text:p>
          </table:table-cell>
        </table:table-row>
      </table:table>
      <text:p text:style-name="P60"><text:span text:style-name="Strong_20_Emphasis"><text:span text:style-name="T2"/></text:span></text:p>
      <text:list text:continue-numbering="true" text:style-name="L1">
        <text:list-item>
          <text:p text:style-name="P107"><text:bookmark-start text:name="__RefNumPara__4009_12717081281"/><text:span text:style-name="Strong_20_Emphasis"><text:span text:style-name="T168">Perform installation</text:span></text:span><text:bookmark-end text:name="__RefNumPara__4009_12717081281"/></text:p>
        </text:list-item>
      </text:list>
      <text:p text:style-name="P85"><text:span text:style-name="Strong_20_Emphasis"><text:span text:style-name="T16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9"><text:span text:style-name="Strong_20_Emphasis"><text:span text:style-name="T71"><draw:control text:anchor-type="as-char" draw:z-index="3" draw:name="Vorm9" draw:style-name="gr1" draw:text-style-name="P11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0"><text:span text:style-name="T169">Boot the computer from</text:span><text:span text:style-name="T171"><text:note text:id="ftn5" text:note-class="footnote"><text:note-citation>1</text:note-citation><text:note-body><text:p text:style-name="P15"><text:span text:style-name="T115">Boot menu/Setup via one of the </text:span><text:span text:style-name="T116">f</text:span><text:span text:style-name="T115">requently used keys:</text:span> <text:span text:style-name="T257">Esc</text:span>, <text:span text:style-name="T257">Delete</text:span>, <text:span text:style-name="T257">F1</text:span>, <text:span text:style-name="T257">F2</text:span>, <text:span text:style-name="T257">F9</text:span>, <text:span text:style-name="T257">F10</text:span>, <text:span text:style-name="T257">F11</text:span>, <text:span text:style-name="T275">or </text:span><text:span text:style-name="T257">F12</text:span>.</text:p></text:note-body></text:note></text:span><text:span text:style-name="T169"> an </text:span><text:span text:style-name="T145"><text:user-field-get text:name="Distro">Debian</text:user-field-get></text:span><text:span text:style-name="T146"><text:s/></text:span><text:span text:style-name="T146"><text:user-field-get text:name="Version">12</text:user-field-get></text:span><text:span text:style-name="T146"><text:s/></text:span><text:span text:style-name="Strong_20_Emphasis"><text:span text:style-name="T149"><text:user-field-get text:name="Edition">Desktop</text:user-field-get></text:span></text:span><text:span text:style-name="Strong_20_Emphasis"><text:span text:style-name="T149"><text:s/></text:span></text:span><text:span text:style-name="T170">Live</text:span><text:span text:style-name="T100"><text:note text:id="ftn6" text:note-class="footnote"><text:note-citation>2</text:note-citation><text:note-body><text:p text:style-name="P20"><text:span text:style-name="T230">From a Live USB stick you can boot and work with </text:span><text:span text:style-name="Strong_20_Emphasis"><text:span text:style-name="T174"><text:user-field-get text:name="Distro">Debian</text:user-field-get></text:span></text:span><text:span text:style-name="Strong_20_Emphasis"><text:span text:style-name="T174"><text:s/></text:span></text:span><text:span text:style-name="T230">without modifying any files on the hard drive and also allows installation of </text:span><text:span text:style-name="Strong_20_Emphasis"><text:span text:style-name="T174"><text:user-field-get text:name="Distro">Debian</text:user-field-get></text:span></text:span><text:span text:style-name="Strong_20_Emphasis"><text:span text:style-name="T174">.</text:span></text:span></text:p></text:note-body></text:note></text:span><text:span text:style-name="T99"> USB stick</text:span><text:span text:style-name="T101"><text:note text:id="ftn7" text:note-class="footnote"><text:note-citation>3</text:note-citation><text:note-body><text:p text:style-name="P101"><text:span text:style-name="Strong_20_Emphasis"><text:span text:style-name="T106">Create a bootable USB stick:<text:line-break/>Download a CD image file (.iso) from</text:span></text:span><text:span text:style-name="Strong_20_Emphasis"><text:span text:style-name="T105"> </text:span></text:span><text:a xlink:type="simple" xlink:href="https://www.debian.org/" text:style-name="Internet_20_link" text:visited-style-name="Visited_20_Internet_20_Link"><text:span text:style-name="Strong_20_Emphasis"><text:span text:style-name="T233">debian.org</text:span></text:span></text:a><text:span text:style-name="Strong_20_Emphasis"><text:span text:style-name="T105">, </text:span></text:span><text:span text:style-name="Strong_20_Emphasis"><text:span text:style-name="T107">click </text:span></text:span><text:span text:style-name="Strong_20_Emphasis"><text:span text:style-name="T111">Other downloads</text:span></text:span><text:span text:style-name="Strong_20_Emphasis"><text:span text:style-name="T107"> (under Downloads) and then click </text:span></text:span><text:span text:style-name="Strong_20_Emphasis"><text:span text:style-name="T111">Live Gnome</text:span></text:span><text:span text:style-name="Strong_20_Emphasis"><text:span text:style-name="T107"> (under Try </text:span></text:span><text:span text:style-name="Strong_20_Emphasis"><text:span text:style-name="T107"><text:user-field-get text:name="Distro">Debian</text:user-field-get></text:span></text:span><text:span text:style-name="Strong_20_Emphasis"><text:span text:style-name="T107"><text:s/>live before installing).</text:span></text:span><text:span text:style-name="Strong_20_Emphasis"><text:span text:style-name="T106"><text:line-break/></text:span></text:span><text:span text:style-name="Strong_20_Emphasis"><text:span text:style-name="T108">The next steps are described in </text:span></text:span><text:span text:style-name="Strong_20_Emphasis"><text:span text:style-name="T112">Linux informati</text:span></text:span><text:span text:style-name="Strong_20_Emphasis"><text:span text:style-name="T113">on</text:span></text:span><text:span text:style-name="Strong_20_Emphasis"><text:span text:style-name="T10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4">karelzimmer.nl/en</text:span></text:span></text:a><text:span text:style-name="Strong_20_Emphasis"><text:span text:style-name="T108">, under </text:span></text:span><text:span text:style-name="Strong_20_Emphasis"><text:span text:style-name="T112">Linux</text:span></text:span><text:span text:style-name="Strong_20_Emphasis"><text:span text:style-name="T108">.</text:span>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2" office:value-type="string">
            <text:p text:style-name="P26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3" office:value-type="string">
            <text:p text:style-name="P32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6"><text:span text:style-name="Strong_20_Emphasis"><text:span text:style-name="T71"><draw:control text:anchor-type="as-char" draw:z-index="10" draw:name="Vorm4_ 1" draw:style-name="gr1" draw:text-style-name="P112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4"><text:span text:style-name="Strong_20_Emphasis"><text:span text:style-name="T128">Follow the instructions on the </text:span></text:span><text:span text:style-name="Strong_20_Emphasis"><text:span text:style-name="T129">welcome screens</text:span></text:span><text:span text:style-name="Strong_20_Emphasis"><text:span text:style-name="T12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92"><text:span text:style-name="Strong_20_Emphasis"><text:span text:style-name="T71"><draw:control text:anchor-type="as-char" draw:z-index="6" draw:name="Vorm13_1" draw:style-name="gr1" draw:text-style-name="P112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4"><text:span text:style-name="Strong_20_Emphasis"><text:span text:style-name="T32">Start the installation by clicking </text:span></text:span><text:span text:style-name="Strong_20_Emphasis"><text:span text:style-name="T90">Activities</text:span></text:span><text:span text:style-name="Strong_20_Emphasis"><text:span text:style-name="T32"> and clicking </text:span></text:span><text:span text:style-name="Strong_20_Emphasis"><text:span text:style-name="T90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55">live</text:span>'.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9" office:value-type="string">
            <text:p text:style-name="P30"><text:span text:style-name="Strong_20_Emphasis"><text:span text:style-name="T132">Follow the instructions on the </text:span></text:span><text:span text:style-name="Strong_20_Emphasis"><text:span text:style-name="T133">installation</text:span></text:span><text:span text:style-name="Strong_20_Emphasis"><text:span text:style-name="T134"> screen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8"><text:span text:style-name="Strong_20_Emphasis"><text:span text:style-name="T71"><draw:control text:anchor-type="as-char" draw:z-index="13" draw:name="Vorm13_ 1" draw:style-name="gr1" draw:text-style-name="P112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7">At <text:span text:style-name="T259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7"><text:span text:style-name="Strong_20_Emphasis"><text:span text:style-name="T71"/></text:span></text:p>
          </table:table-cell>
          <table:table-cell table:style-name="_32_._5f_Installatie_5f_uitvoeren.C10" office:value-type="string">
            <text:p text:style-name="P33"><text:span text:style-name="T263">At</text:span> <text:span text:style-name="T259">Regio</text:span><text:span text:style-name="T261">n</text:span> <text:span text:style-name="T263">choose</text:span> <text:span text:style-name="T259">Europ</text:span><text:span text:style-name="T260">e</text:span>.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99"/>
          </table:table-cell>
          <table:table-cell table:style-name="_32_._5f_Installatie_5f_uitvoeren.A1" office:value-type="string">
            <text:p text:style-name="P97"><text:span text:style-name="Strong_20_Emphasis"><text:span text:style-name="T104"><draw:control text:anchor-type="as-char" draw:z-index="21" draw:name="Vorm13_ 4" draw:style-name="gr1" draw:text-style-name="P112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43"><text:span text:style-name="T277">At</text:span> <text:span text:style-name="T262">Keyboard</text:span>:</text:p>
          </table:table-cell>
        </table:table-row>
        <table:table-row>
          <table:table-cell table:style-name="_32_._5f_Installatie_5f_uitvoeren.A1" office:value-type="string">
            <text:p text:style-name="P99"/>
          </table:table-cell>
          <table:table-cell table:style-name="_32_._5f_Installatie_5f_uitvoeren.A1" office:value-type="string">
            <text:p text:style-name="P97"/>
          </table:table-cell>
          <table:table-cell table:style-name="_32_._5f_Installatie_5f_uitvoeren.C10" office:value-type="string">
            <text:p text:style-name="P44"><text:span text:style-name="T277">Choose</text:span> <text:span text:style-name="T259">English (US)</text:span> <text:span text:style-name="T277">a</text:span><text:span text:style-name="T276">n</text:span><text:span text:style-name="T277">d</text:span><text:span text:style-name="T276"> </text:span><text:span text:style-name="Strong_20_Emphasis"><text:span text:style-name="T276">English (US, intl., with dead keys)</text:span></text:span><text:span text:style-name="T276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9"><text:span text:style-name="Strong_20_Emphasis"><text:span text:style-name="T71"><draw:control text:anchor-type="as-char" draw:z-index="4" draw:name="Vorm13" draw:style-name="gr1" draw:text-style-name="P112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80"><text:span text:style-name="Strong_20_Emphasis"><text:span text:style-name="T73">At </text:span></text:span><text:span text:style-name="Strong_20_Emphasis"><text:span text:style-name="T92">Users</text:span></text:span><text:span text:style-name="Strong_20_Emphasis"><text:span text:style-name="T75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8"><text:span text:style-name="Strong_20_Emphasis"><text:span text:style-name="T79">E</text:span></text:span><text:span text:style-name="Strong_20_Emphasis"><text:span text:style-name="T72">nter </text:span></text:span><text:span text:style-name="Strong_20_Emphasis"><text:span text:style-name="T92">What is your name</text:span></text:span><text:span text:style-name="Strong_20_Emphasis"><text:span text:style-name="T91"> </text:span></text:span><text:span text:style-name="Definition"><text:span text:style-name="T12">USER</text:span></text:span><text:span text:style-name="Strong_20_Emphasis"><text:span text:style-name="T76">, <text:line-break/></text:span></text:span><text:span text:style-name="Strong_20_Emphasis"><text:span text:style-name="T96">What name do you want to use to log in</text:span></text:span><text:span text:style-name="Strong_20_Emphasis"><text:span text:style-name="T77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7">,<text:line-break/></text:span></text:span><text:span text:style-name="Strong_20_Emphasis"><text:span text:style-name="T97">What is the na</text:span></text:span><text:span text:style-name="Strong_20_Emphasis"><text:span text:style-name="T96">me of </text:span></text:span><text:span text:style-name="Strong_20_Emphasis"><text:span text:style-name="T98">this</text:span></text:span><text:span text:style-name="Strong_20_Emphasis"><text:span text:style-name="T96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7">, </text:span></text:span><text:span text:style-name="Strong_20_Emphasis"><text:span text:style-name="T80">and</text:span></text:span><text:span text:style-name="Strong_20_Emphasis"><text:span text:style-name="T77"><text:line-break/></text:span></text:span><text:span text:style-name="Strong_20_Emphasis"><text:span text:style-name="T78">enter a </text:span></text:span><text:span text:style-name="Strong_20_Emphasis"><text:span text:style-name="T93">password</text:span></text:span><text:span text:style-name="Strong_20_Emphasis"><text:span text:style-name="T78"> twice.</text:span></text:span></text:p>
          </table:table-cell>
        </table:table-row>
      </table:table>
      <text:p text:style-name="P51"><text:span text:style-name="Strong_20_Emphasis"><text:span text:style-name="T74"/></text:span></text:p>
      <text:list text:continue-numbering="true" text:style-name="L1">
        <text:list-item>
          <text:p text:style-name="P110"><text:bookmark-start text:name="__RefNumPara__12966_2272496019"/><text:span text:style-name="Strong_20_Emphasis"><text:span text:style-name="T95">Finish installation</text:span></text:span><text:bookmark-end text:name="__RefNumPara__12966_2272496019"/></text:p>
        </text:list-item>
      </text:list>
      <text:p text:style-name="P52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3"><text:span text:style-name="Strong_20_Emphasis"><text:span text:style-name="T71"><draw:control text:anchor-type="as-char" draw:z-index="5" draw:name="Vorm22" draw:style-name="gr1" draw:text-style-name="P11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1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28"><draw:control text:anchor-type="as-char" draw:z-index="11" draw:name="Vorm4_ 2" draw:style-name="gr1" draw:text-style-name="P112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9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111"><text:span text:style-name="Strong_20_Emphasis"><text:span text:style-name="T29"><draw:control text:anchor-type="as-char" draw:z-index="25" draw:name="Vorm4" draw:style-name="gr1" draw:text-style-name="P112" svg:width="0.35cm" svg:height="0.35cm" draw:control="control24"/></text:span></text:span></text:p>
          </table:table-cell>
          <table:table-cell table:style-name="_33_._5f_Installatie_5f_afronden.C5" office:value-type="string">
            <text:p text:style-name="P105"><text:span text:style-name="Strong_20_Emphasis"><text:span text:style-name="T70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42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1</text:note-citation><text:note-body><text:p text:style-name="P46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137">, </text:span></text:span><text:span text:style-name="Strong_20_Emphasis"><text:span text:style-name="T141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81">ter</text:span></text:span><text:span text:style-name="Strong_20_Emphasis"><text:span text:style-name="T82">m</text:span></text:span><text:span text:style-name="Strong_20_Emphasis"><text:span text:style-name="T48"> </text:span></text:span><text:span text:style-name="Strong_20_Emphasis"><text:span text:style-name="T58">and click the </text:span></text:span><text:span text:style-name="Strong_20_Emphasis"><text:span text:style-name="T83">Terminal</text:span></text:span><text:span text:style-name="Strong_20_Emphasis"><text:span text:style-name="T58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91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6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43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7"><text:span text:style-name="User_20_Entry"><text:span text:style-name="T117">sudo</text:span></text:span><text:span text:style-name="User_20_Entry"><text:span text:style-name="T118"> </text:span></text:span><text:span text:style-name="User_20_Entry"><text:span text:style-name="T11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87"><text:span text:style-name="User_20_Entry"><text:span text:style-name="T11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87"><text:span text:style-name="User_20_Entry"><text:span text:style-name="T11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0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1"><text:span text:style-name="Strong_20_Emphasis"><text:span text:style-name="T29"><draw:control text:anchor-type="as-char" draw:z-index="26" draw:name="Vorm 7" draw:style-name="gr1" draw:text-style-name="P112" svg:width="0.35cm" svg:height="0.35cm" draw:control="control25"/></text:span></text:span></text:p>
          </table:table-cell>
          <table:table-cell table:style-name="_33_._5f_Installatie_5f_afronden.C12" office:value-type="string">
            <text:p text:style-name="P103"><text:span text:style-name="Strong_20_Emphasis"><text:span text:style-name="T67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42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9">1</text:note-ref></text:span></text:span><text:span text:style-name="Strong_20_Emphasis"><text:span text:style-name="T137">, </text:span></text:span><text:span text:style-name="Strong_20_Emphasis"><text:span text:style-name="T138">t</text:span></text:span><text:span text:style-name="Strong_20_Emphasis"><text:span text:style-name="T52">ype </text:span></text:span><text:span text:style-name="Strong_20_Emphasis"><text:span text:style-name="T87">menu</text:span></text:span><text:span text:style-name="Strong_20_Emphasis"><text:span text:style-name="T52"> and click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3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4"><text:span text:style-name="Strong_20_Emphasis"><text:span text:style-name="T51">Se</text:span></text:span><text:span text:style-name="Strong_20_Emphasis"><text:span text:style-name="T60">lect</text:span></text:span><text:span text:style-name="Strong_20_Emphasis"><text:span text:style-name="T51"> </text:span></text:span><text:span text:style-name="Strong_20_Emphasis"><text:span text:style-name="T94">3</text:span></text:span><text:span text:style-name="Strong_20_Emphasis"><text:span text:style-name="T125"> <text:s/></text:span></text:span><text:span text:style-name="Strong_20_Emphasis"><text:span text:style-name="T126">Finish installatio</text:span></text:span><text:span text:style-name="Strong_20_Emphasis"><text:span text:style-name="T127">n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7"><text:span text:style-name="Strong_20_Emphasis"><text:span text:style-name="T49">Follow the instructions on the screen.</text:span></text:span></text:p>
          </table:table-cell>
        </table:table-row>
      </table:table>
      <text:p text:style-name="P52"><text:span text:style-name="Strong_20_Emphasis"><text:span text:style-name="T33"><text:tab/></text:span></text:span></text:p>
      <text:p text:style-name="P53"><text:span text:style-name="Strong_20_Emphasis"><text:span text:style-name="T49"/></text:span></text:p>
      <text:list text:continue-numbering="true" text:style-name="L1">
        <text:list-item>
          <text:p text:style-name="P109"><text:span text:style-name="Strong_20_Emphasis"><text:span text:style-name="T16">P</text:span></text:span><text:span text:style-name="Strong_20_Emphasis"><text:span text:style-name="T235">rovision user</text:span></text:span></text:p>
        </text:list-item>
      </text:list>
      <text:p text:style-name="P5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94"><text:span text:style-name="Strong_20_Emphasis"><text:span text:style-name="T71"><draw:control text:anchor-type="as-char" draw:z-index="7" draw:name="Vorm36_0" draw:style-name="gr1" draw:text-style-name="P112" svg:width="0.35cm" svg:height="0.35cm" draw:control="control6"/></text:span></text:span></text:p>
          </table:table-cell>
          <table:table-cell table:style-name="Tabel2.A1" office:value-type="string">
            <text:p text:style-name="P94"><text:span text:style-name="Strong_20_Emphasis"><text:span text:style-name="T71"><draw:control text:anchor-type="as-char" draw:z-index="8" draw:name="Vorm36_ 1" draw:style-name="gr1" draw:text-style-name="P112" svg:width="0.35cm" svg:height="0.35cm" draw:control="control7"/></text:span></text:span></text:p>
          </table:table-cell>
          <table:table-cell table:style-name="Tabel2.D1" office:value-type="string">
            <text:p text:style-name="P47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10" text:note-class="footnote"><text:note-citation>1</text:note-citation><text:note-body><text:p text:style-name="P56"><text:span text:style-name="User_20_Entry"><text:span text:style-name="T130">Login any additional </text:span></text:span><text:span text:style-name="Definition"><text:span text:style-name="T231">USER</text:span></text:span><text:span text:style-name="User_20_Entry"><text:span text:style-name="T131">s </text:span></text:span><text:span text:style-name="User_20_Entry"><text:span text:style-name="T13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28"><draw:control text:anchor-type="as-char" draw:z-index="12" draw:name="Vorm4_ 3" draw:style-name="gr1" draw:text-style-name="P112" svg:width="0.35cm" svg:height="0.35cm" draw:control="control11"/></text:span></text:span></text:p>
          </table:table-cell>
          <table:table-cell table:style-name="Tabel2.D2" office:value-type="string">
            <text:p text:style-name="P31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11"><text:span text:style-name="Strong_20_Emphasis"><text:span text:style-name="T29"><draw:control text:anchor-type="as-char" draw:z-index="27" draw:name="Vorm 8" draw:style-name="gr1" draw:text-style-name="P112" svg:width="0.35cm" svg:height="0.35cm" draw:control="control26"/></text:span></text:span></text:p>
          </table:table-cell>
          <table:table-cell table:style-name="Tabel2.A1" office:value-type="string">
            <text:p text:style-name="P111"><text:span text:style-name="Strong_20_Emphasis"><text:span text:style-name="T29"><draw:control text:anchor-type="as-char" draw:z-index="28" draw:name="Vorm 9" draw:style-name="gr1" draw:text-style-name="P112" svg:width="0.35cm" svg:height="0.35cm" draw:control="control27"/></text:span></text:span></text:p>
          </table:table-cell>
          <table:table-cell table:style-name="Tabel2.D5" office:value-type="string">
            <text:p text:style-name="P50"><text:span text:style-name="Strong_20_Emphasis"><text:span text:style-name="T68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42">Super</text:span></text:span><text:span text:style-name="Strong_20_Emphasis"><text:span text:style-name="T44"> key</text:span></text:span><text:span text:style-name="Strong_20_Emphasis"><text:span text:style-name="T38"><text:note text:id="ftn11" text:note-class="footnote"><text:note-citation>2</text:note-citation><text:note-body><text:p text:style-name="P46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137">, </text:span></text:span><text:span text:style-name="Strong_20_Emphasis"><text:span text:style-name="T139">t</text:span></text:span><text:span text:style-name="Strong_20_Emphasis"><text:span text:style-name="T53">ype </text:span></text:span><text:span text:style-name="Strong_20_Emphasis"><text:span text:style-name="T88">menu</text:span></text:span><text:span text:style-name="Strong_20_Emphasis"><text:span text:style-name="T53"> and click on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6" office:value-type="string">
            <text:p text:style-name="P49"><text:span text:style-name="Strong_20_Emphasis"><text:span text:style-name="T61">Select</text:span></text:span><text:span text:style-name="Strong_20_Emphasis"><text:span text:style-name="T51"> </text:span></text:span><text:span text:style-name="Strong_20_Emphasis"><text:span text:style-name="T94">4 <text:s/></text:span></text:span><text:span text:style-name="Strong_20_Emphasis"><text:span text:style-name="T84">Provision user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78"><text:span text:style-name="Strong_20_Emphasis"><text:span text:style-name="T49">Follow the instructions on the screen.</text:span></text:span></text:p>
          </table:table-cell>
        </table:table-row>
      </table:table>
      <text:p text:style-name="P27"/>
      <text:p text:style-name="P28"/>
      <text:p text:style-name="P83"><text:span text:style-name="T150">End of checklist,</text:span><text:span text:style-name="T148"> </text:span><text:span text:style-name="T148"><text:user-field-get text:name="Distro">Debian</text:user-field-get></text:span><text:span text:style-name="T146"><text:s/></text:span><text:span text:style-name="T146"><text:user-field-get text:name="Version">12</text:user-field-get></text:span><text:span text:style-name="Strong_20_Emphasis"><text:span text:style-name="T147"><text:s/></text:span></text:span><text:span text:style-name="Strong_20_Emphasis"><text:span text:style-name="T149"><text:user-field-get text:name="Edition">Desktop</text:user-field-get></text:span></text:span><text:span text:style-name="Strong_20_Emphasis"><text:span text:style-name="T149"><text:s/></text:span></text:span><text:span text:style-name="Strong_20_Emphasis"><text:span text:style-name="T150">installation is complete.</text:span></text:span></text:p>
      <text:p text:style-name="P59"/>
      <text:p text:style-name="P69"><text:span text:style-name="Emphasis"><text:span text:style-name="T241">Written</text:span></text:span><text:span text:style-name="Emphasis"><text:span text:style-name="T240"> </text:span></text:span><text:span text:style-name="Emphasis"><text:span text:style-name="T241">by</text:span></text:span><text:span text:style-name="Emphasis"><text:span text:style-name="T24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42">.</text:span></text:span></text:p>
      <text:p text:style-name="P70"><text:span text:style-name="Emphasis"><text:span text:style-name="T243">C</text:span></text:span><text:span text:style-name="Emphasis"><text:span text:style-name="T244">C0</text:span></text:span><text:span text:style-name="Emphasis"><text:span text:style-name="T242"> 1.0 </text:span></text:span><text:span text:style-name="Emphasis"><text:span text:style-name="T264">Universal</text:span></text:span><text:span text:style-name="Emphasis"><text:span text:style-name="T265"> </text:span></text:span><text:span text:style-name="Emphasis"><text:span text:style-name="T26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5"><text:s/></text:span></text:span><text:span text:style-name="Emphasis"><text:span text:style-name="T26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16T11:16:02.421819311">16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6T11:16:02.317862326</dc:date>
    <meta:keyword>Installatie</meta:keyword>
    <meta:keyword>Checklist</meta:keyword>
    <meta:keyword>Linux</meta:keyword>
    <meta:editing-cycles>6982</meta:editing-cycles>
    <meta:editing-duration>P12DT9H22M45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9" meta:character-count="3441" meta:non-whitespace-character-count="2908"/>
    <meta:user-defined meta:name="Info 1"/>
    <meta:user-defined meta:name="Info 2"/>
    <meta:user-defined meta:name="Info 3"/>
    <meta:user-defined meta:name="Info 4"/>
  </office:meta>
</office:document-meta>
</file>